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Verdana" svg:font-family="Verdana, Geneva, Tahoma, Arial, Helvetica, 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12b6e4" officeooo:paragraph-rsid="0012b6e4" style:font-size-asian="10pt" style:font-weight-asian="bold" style:font-size-complex="10pt" style:font-weight-complex="bold"/>
    </style:style>
    <style:style style:name="P2" style:family="paragraph" style:parent-style-name="Text_20_body">
      <style:paragraph-properties fo:text-align="justify" style:justify-single-word="false"/>
      <style:text-properties fo:font-size="10pt" style:font-size-asian="10pt" style:font-size-complex="10pt"/>
    </style:style>
    <style:style style:name="P3" style:family="paragraph" style:parent-style-name="Text_20_body">
      <style:paragraph-properties fo:text-align="justify" style:justify-single-word="false"/>
      <style:text-properties fo:font-variant="normal" fo:text-transform="none" fo:color="#000000" style:font-name="Verdana" fo:font-size="10pt" fo:letter-spacing="normal" fo:font-style="normal" fo:font-weight="normal" style:font-size-asian="10pt" style:font-size-complex="10pt"/>
    </style:style>
    <style:style style:name="P4" style:family="paragraph" style:parent-style-name="Text_20_body">
      <style:paragraph-properties fo:text-align="justify" style:justify-single-word="false"/>
      <style:text-properties fo:font-variant="normal" fo:text-transform="none" fo:color="#000000" style:font-name="Verdana" fo:font-size="10pt" fo:letter-spacing="normal" fo:font-style="normal" fo:font-weight="normal" officeooo:paragraph-rsid="0013710a" style:font-size-asian="10pt" style:font-size-complex="10pt"/>
    </style:style>
    <style:style style:name="P5" style:family="paragraph" style:parent-style-name="Text_20_body">
      <style:paragraph-properties fo:text-align="justify" style:justify-single-word="false"/>
      <style:text-properties fo:font-variant="normal" fo:text-transform="none" fo:color="#000000" style:font-name="Verdana" fo:font-size="11.25pt" fo:letter-spacing="normal" fo:font-style="normal" fo:font-weight="normal" style:font-size-asian="10pt" style:font-size-complex="10pt"/>
    </style:style>
    <style:style style:name="P6" style:family="paragraph" style:parent-style-name="Text_20_body">
      <style:text-properties fo:font-variant="normal" fo:text-transform="none" fo:color="#000000" style:font-name="Verdana" fo:letter-spacing="normal" fo:font-style="normal" fo:font-weight="normal" officeooo:paragraph-rsid="0016d3c5"/>
    </style:style>
    <style:style style:name="P7" style:family="paragraph" style:parent-style-name="Text_20_body">
      <style:text-properties officeooo:paragraph-rsid="0016d3c5"/>
    </style:style>
    <style:style style:name="P8" style:family="paragraph" style:parent-style-name="Text_20_body">
      <style:paragraph-properties fo:text-align="justify" style:justify-single-word="false"/>
      <style:text-properties style:font-name="Liberation Mono" fo:font-size="10pt" style:font-size-asian="10pt" style:font-size-complex="10pt"/>
    </style:style>
    <style:style style:name="P9" style:family="paragraph" style:parent-style-name="Text_20_body">
      <style:paragraph-properties fo:text-align="justify" style:justify-single-word="false"/>
      <style:text-properties style:font-name="Liberation Mono" fo:font-size="10pt" officeooo:rsid="001c4937" officeooo:paragraph-rsid="001c4937" style:font-size-asian="10pt" style:font-size-complex="10pt"/>
    </style:style>
    <style:style style:name="P10" style:family="paragraph" style:parent-style-name="Text_20_body">
      <style:paragraph-properties fo:text-align="justify" style:justify-single-word="false"/>
      <style:text-properties style:font-name="Liberation Mono" fo:font-size="10pt" officeooo:rsid="001d9281" officeooo:paragraph-rsid="001d9281" style:font-size-asian="10pt" style:font-size-complex="10pt"/>
    </style:style>
    <style:style style:name="P11" style:family="paragraph" style:parent-style-name="Text_20_body">
      <style:paragraph-properties fo:text-align="justify" style:justify-single-word="false"/>
      <style:text-properties style:font-name="Liberation Mono" fo:font-size="10pt" officeooo:rsid="001e792d" officeooo:paragraph-rsid="001e792d" style:font-size-asian="10pt" style:font-size-complex="10pt"/>
    </style:style>
    <style:style style:name="P12" style:family="paragraph" style:parent-style-name="Text_20_body">
      <style:paragraph-properties fo:text-align="justify" style:justify-single-word="false"/>
      <style:text-properties style:font-name="Liberation Mono" fo:font-size="10pt" officeooo:rsid="00204051" officeooo:paragraph-rsid="00204051" style:font-size-asian="10pt" style:font-size-complex="10pt"/>
    </style:style>
    <style:style style:name="P13" style:family="paragraph" style:parent-style-name="Text_20_body">
      <style:paragraph-properties fo:text-align="justify" style:justify-single-word="false"/>
      <style:text-properties style:font-name="Liberation Mono" fo:font-size="10pt" officeooo:rsid="00230080" officeooo:paragraph-rsid="00230080" style:font-size-asian="10pt" style:font-size-complex="10pt"/>
    </style:style>
    <style:style style:name="P14" style:family="paragraph" style:parent-style-name="Text_20_body">
      <style:paragraph-properties fo:text-align="justify" style:justify-single-word="false"/>
      <style:text-properties style:font-name="Liberation Mono" fo:font-size="10pt" officeooo:rsid="00230080" officeooo:paragraph-rsid="002454c8" style:font-size-asian="10pt" style:font-size-complex="10pt"/>
    </style:style>
    <style:style style:name="P15" style:family="paragraph" style:parent-style-name="Text_20_body">
      <style:paragraph-properties fo:text-align="justify" style:justify-single-word="false"/>
      <style:text-properties style:font-name="Liberation Mono" fo:font-size="10pt" officeooo:rsid="00230080" officeooo:paragraph-rsid="00277a4f" style:font-size-asian="10pt" style:font-size-complex="10pt"/>
    </style:style>
    <style:style style:name="P16" style:family="paragraph" style:parent-style-name="Text_20_body">
      <style:paragraph-properties fo:text-align="justify" style:justify-single-word="false"/>
      <style:text-properties style:font-name="Liberation Mono" fo:font-size="10pt" officeooo:rsid="00230080" officeooo:paragraph-rsid="002e483a" style:font-size-asian="10pt" style:font-size-complex="10pt"/>
    </style:style>
    <style:style style:name="P17" style:family="paragraph" style:parent-style-name="Text_20_body">
      <style:paragraph-properties fo:text-align="justify" style:justify-single-word="false"/>
      <style:text-properties style:font-name="Liberation Mono" fo:font-size="10pt" officeooo:rsid="0025d443" officeooo:paragraph-rsid="0025d443" style:font-size-asian="10pt" style:font-size-complex="10pt"/>
    </style:style>
    <style:style style:name="P18" style:family="paragraph" style:parent-style-name="Text_20_body">
      <style:paragraph-properties fo:text-align="justify" style:justify-single-word="false"/>
      <style:text-properties style:font-name="Liberation Mono" fo:font-size="10pt" officeooo:rsid="0025d443" officeooo:paragraph-rsid="002e483a" style:font-size-asian="10pt" style:font-size-complex="10pt"/>
    </style:style>
    <style:style style:name="P19" style:family="paragraph" style:parent-style-name="Text_20_body">
      <style:paragraph-properties fo:text-align="justify" style:justify-single-word="false"/>
      <style:text-properties style:font-name="Liberation Mono" fo:font-size="10pt" officeooo:rsid="0026775e" officeooo:paragraph-rsid="0026775e" style:font-size-asian="10pt" style:font-size-complex="10pt"/>
    </style:style>
    <style:style style:name="P20" style:family="paragraph" style:parent-style-name="Text_20_body">
      <style:paragraph-properties fo:text-align="justify" style:justify-single-word="false"/>
      <style:text-properties style:font-name="Liberation Mono" fo:font-size="10pt" officeooo:rsid="0026775e" officeooo:paragraph-rsid="002e483a" style:font-size-asian="10pt" style:font-size-complex="10pt"/>
    </style:style>
    <style:style style:name="P21" style:family="paragraph" style:parent-style-name="Text_20_body">
      <style:paragraph-properties fo:text-align="justify" style:justify-single-word="false"/>
      <style:text-properties style:font-name="Liberation Mono" fo:font-size="10pt" officeooo:rsid="00271ee4" officeooo:paragraph-rsid="00271ee4" style:font-size-asian="10pt" style:font-size-complex="10pt"/>
    </style:style>
    <style:style style:name="P22" style:family="paragraph" style:parent-style-name="Text_20_body">
      <style:paragraph-properties fo:text-align="justify" style:justify-single-word="false"/>
      <style:text-properties style:font-name="Liberation Mono" fo:font-size="10pt" officeooo:rsid="00271ee4" officeooo:paragraph-rsid="00321198" style:font-size-asian="10pt" style:font-size-complex="10pt"/>
    </style:style>
    <style:style style:name="P23" style:family="paragraph" style:parent-style-name="Text_20_body">
      <style:paragraph-properties fo:text-align="justify" style:justify-single-word="false"/>
      <style:text-properties style:font-name="Liberation Mono" fo:font-size="10pt" officeooo:rsid="0028ef7b" officeooo:paragraph-rsid="0029ade9" style:font-size-asian="10pt" style:font-size-complex="10pt"/>
    </style:style>
    <style:style style:name="P24" style:family="paragraph" style:parent-style-name="Text_20_body">
      <style:paragraph-properties fo:text-align="justify" style:justify-single-word="false"/>
      <style:text-properties style:font-name="Liberation Mono" fo:font-size="10pt" officeooo:rsid="002a5c41" officeooo:paragraph-rsid="002a5c41" style:font-size-asian="10pt" style:font-size-complex="10pt"/>
    </style:style>
    <style:style style:name="P25" style:family="paragraph" style:parent-style-name="Text_20_body">
      <style:paragraph-properties fo:text-align="justify" style:justify-single-word="false"/>
      <style:text-properties style:font-name="Liberation Mono" fo:font-size="10pt" officeooo:rsid="002c0bc7" officeooo:paragraph-rsid="002c0bc7" style:font-size-asian="10pt" style:font-size-complex="10pt"/>
    </style:style>
    <style:style style:name="P26" style:family="paragraph" style:parent-style-name="Text_20_body">
      <style:paragraph-properties fo:text-align="justify" style:justify-single-word="false"/>
      <style:text-properties style:font-name="Liberation Mono" fo:font-size="10pt" officeooo:rsid="002c0bc7" officeooo:paragraph-rsid="002df196" style:font-size-asian="10pt" style:font-size-complex="10pt"/>
    </style:style>
    <style:style style:name="P27" style:family="paragraph" style:parent-style-name="Text_20_body">
      <style:paragraph-properties fo:text-align="justify" style:justify-single-word="false"/>
      <style:text-properties style:font-name="Liberation Mono" fo:font-size="10pt" officeooo:rsid="002d0267" officeooo:paragraph-rsid="002d0267" style:font-size-asian="10pt" style:font-size-complex="10pt"/>
    </style:style>
    <style:style style:name="P28" style:family="paragraph" style:parent-style-name="Text_20_body">
      <style:paragraph-properties fo:text-align="justify" style:justify-single-word="false"/>
      <style:text-properties style:font-name="Liberation Mono" fo:font-size="10pt" officeooo:rsid="002d161c" officeooo:paragraph-rsid="002d161c" style:font-size-asian="10pt" style:font-size-complex="10pt"/>
    </style:style>
    <style:style style:name="P29" style:family="paragraph" style:parent-style-name="Text_20_body">
      <style:paragraph-properties fo:text-align="justify" style:justify-single-word="false"/>
      <style:text-properties style:font-name="Liberation Mono" fo:font-size="10pt" officeooo:rsid="002df196" officeooo:paragraph-rsid="002df196" style:font-size-asian="10pt" style:font-size-complex="10pt"/>
    </style:style>
    <style:style style:name="P30" style:family="paragraph" style:parent-style-name="Text_20_body">
      <style:paragraph-properties fo:text-align="justify" style:justify-single-word="false"/>
      <style:text-properties style:font-name="Liberation Mono" fo:font-size="10pt" officeooo:rsid="002edbaf" officeooo:paragraph-rsid="002edbaf" style:font-size-asian="10pt" style:font-size-complex="10pt"/>
    </style:style>
    <style:style style:name="P31" style:family="paragraph" style:parent-style-name="Text_20_body">
      <style:paragraph-properties fo:text-align="justify" style:justify-single-word="false"/>
      <style:text-properties style:font-name="Liberation Mono" fo:font-size="10pt" officeooo:rsid="00321198" officeooo:paragraph-rsid="00321198" style:font-size-asian="10pt" style:font-size-complex="10pt"/>
    </style:style>
    <style:style style:name="P32" style:family="paragraph" style:parent-style-name="Text_20_body">
      <style:paragraph-properties fo:text-align="justify" style:justify-single-word="false"/>
      <style:text-properties style:font-name="Liberation Mono" fo:font-size="10pt" officeooo:rsid="0036377f" officeooo:paragraph-rsid="0036377f" style:font-size-asian="10pt" style:font-size-complex="10pt"/>
    </style:style>
    <style:style style:name="P33" style:family="paragraph" style:parent-style-name="Text_20_body">
      <style:paragraph-properties fo:text-align="justify" style:justify-single-word="false"/>
      <style:text-properties style:font-name="Liberation Mono" fo:font-size="10pt" style:text-underline-style="solid" style:text-underline-width="auto" style:text-underline-color="font-color" fo:font-weight="bold" officeooo:rsid="002280df" officeooo:paragraph-rsid="002280df" style:font-size-asian="10pt" style:font-weight-asian="bold" style:font-size-complex="10pt" style:font-weight-complex="bold"/>
    </style:style>
    <style:style style:name="P34" style:family="paragraph" style:parent-style-name="Text_20_body">
      <style:paragraph-properties fo:text-align="justify" style:justify-single-word="false"/>
      <style:text-properties style:font-name="Liberation Mono" fo:font-size="10pt" style:text-underline-style="solid" style:text-underline-width="auto" style:text-underline-color="font-color" fo:font-weight="bold" officeooo:rsid="002280df" officeooo:paragraph-rsid="002df196" style:font-size-asian="10pt" style:font-weight-asian="bold" style:font-size-complex="10pt" style:font-weight-complex="bold"/>
    </style:style>
    <style:style style:name="P35" style:family="paragraph" style:parent-style-name="Text_20_body">
      <style:paragraph-properties fo:text-align="justify" style:justify-single-word="false"/>
      <style:text-properties style:font-name="Liberation Mono" fo:font-size="10pt" style:text-underline-style="solid" style:text-underline-width="auto" style:text-underline-color="font-color" fo:font-weight="bold" officeooo:rsid="002280df" officeooo:paragraph-rsid="0036377f" style:font-size-asian="10pt" style:font-weight-asian="bold" style:font-size-complex="10pt" style:font-weight-complex="bold"/>
    </style:style>
    <style:style style:name="P36" style:family="paragraph" style:parent-style-name="Text_20_body">
      <style:paragraph-properties fo:text-align="justify" style:justify-single-word="false"/>
      <style:text-properties style:font-name="Liberation Mono" fo:font-size="10pt" style:text-underline-style="solid" style:text-underline-width="auto" style:text-underline-color="font-color" fo:font-weight="bold" officeooo:rsid="002d161c" officeooo:paragraph-rsid="002d161c" style:font-size-asian="10pt" style:font-weight-asian="bold" style:font-size-complex="10pt" style:font-weight-complex="bold"/>
    </style:style>
    <style:style style:name="P37" style:family="paragraph" style:parent-style-name="Text_20_body">
      <style:paragraph-properties fo:text-align="justify" style:justify-single-word="false"/>
      <style:text-properties style:font-name="Liberation Mono" fo:font-size="10pt" style:text-underline-style="solid" style:text-underline-width="auto" style:text-underline-color="font-color" fo:font-weight="bold" officeooo:rsid="002d161c" officeooo:paragraph-rsid="003dbe1c" style:font-size-asian="10pt" style:font-weight-asian="bold" style:font-size-complex="10pt" style:font-weight-complex="bold"/>
    </style:style>
    <style:style style:name="P38" style:family="paragraph" style:parent-style-name="Text_20_body">
      <style:paragraph-properties fo:text-align="justify" style:justify-single-word="false"/>
      <style:text-properties style:font-name="Liberation Mono" fo:font-size="10pt" style:text-underline-style="solid" style:text-underline-width="auto" style:text-underline-color="font-color" fo:font-weight="normal" officeooo:rsid="0042cbe0" officeooo:paragraph-rsid="0042cbe0" style:font-size-asian="10pt" style:font-weight-asian="normal" style:font-size-complex="10pt" style:font-weight-complex="normal"/>
    </style:style>
    <style:style style:name="P39" style:family="paragraph" style:parent-style-name="Text_20_body">
      <style:paragraph-properties fo:text-align="justify" style:justify-single-word="false"/>
      <style:text-properties style:font-name="Liberation Mono" fo:font-size="10pt" style:text-underline-style="solid" style:text-underline-width="auto" style:text-underline-color="font-color" fo:font-weight="normal" officeooo:rsid="00451526" officeooo:paragraph-rsid="00451526" style:font-size-asian="10pt" style:font-weight-asian="normal" style:font-size-complex="10pt" style:font-weight-complex="normal"/>
    </style:style>
    <style:style style:name="P40" style:family="paragraph" style:parent-style-name="Text_20_body">
      <style:paragraph-properties fo:text-align="justify" style:justify-single-word="false"/>
      <style:text-properties style:font-name="Liberation Mono" fo:font-size="10pt" fo:font-style="italic" officeooo:rsid="001e792d" officeooo:paragraph-rsid="0026775e" style:font-size-asian="10pt" style:font-style-asian="italic" style:font-size-complex="10pt" style:font-style-complex="italic"/>
    </style:style>
    <style:style style:name="P41" style:family="paragraph" style:parent-style-name="Text_20_body">
      <style:paragraph-properties fo:text-align="justify" style:justify-single-word="false"/>
      <style:text-properties style:font-name="Liberation Mono" fo:font-size="10pt" fo:font-style="italic" officeooo:rsid="001e792d" officeooo:paragraph-rsid="002edbaf" style:font-size-asian="10pt" style:font-style-asian="italic" style:font-size-complex="10pt" style:font-style-complex="italic"/>
    </style:style>
    <style:style style:name="P42" style:family="paragraph" style:parent-style-name="Text_20_body">
      <style:paragraph-properties fo:text-align="justify" style:justify-single-word="false"/>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P43" style:family="paragraph" style:parent-style-name="Text_20_body">
      <style:paragraph-properties fo:text-align="justify" style:justify-single-word="false"/>
      <style:text-properties style:font-name="Liberation Mono" fo:font-size="10pt" fo:font-style="italic" style:text-underline-style="none" fo:font-weight="normal" officeooo:rsid="001e792d" officeooo:paragraph-rsid="00398e5d" style:font-size-asian="10pt" style:font-style-asian="italic" style:font-weight-asian="normal" style:font-size-complex="10pt" style:font-style-complex="italic" style:font-weight-complex="normal"/>
    </style:style>
    <style:style style:name="P44" style:family="paragraph" style:parent-style-name="Text_20_body">
      <style:paragraph-properties fo:text-align="justify" style:justify-single-word="false"/>
      <style:text-properties style:font-name="Liberation Mono" fo:font-size="10pt" fo:font-weight="normal" officeooo:rsid="002c0bc7" officeooo:paragraph-rsid="002c0bc7" style:font-size-asian="10pt" style:font-weight-asian="normal" style:font-size-complex="10pt" style:font-weight-complex="normal"/>
    </style:style>
    <style:style style:name="P45" style:family="paragraph" style:parent-style-name="Text_20_body">
      <style:paragraph-properties fo:text-align="justify" style:justify-single-word="false"/>
      <style:text-properties style:font-name="Liberation Mono" fo:font-size="10pt" style:text-underline-style="none" fo:font-weight="normal" officeooo:rsid="0036ee72" officeooo:paragraph-rsid="0036ee72" style:font-size-asian="10pt" style:font-weight-asian="normal" style:font-size-complex="10pt" style:font-weight-complex="normal"/>
    </style:style>
    <style:style style:name="P46" style:family="paragraph" style:parent-style-name="Text_20_body">
      <style:paragraph-properties fo:text-align="justify" style:justify-single-word="false"/>
      <style:text-properties style:font-name="Liberation Mono" fo:font-size="10pt" style:text-underline-style="none" fo:font-weight="normal" officeooo:rsid="002280df" officeooo:paragraph-rsid="0036377f" style:font-size-asian="10pt" style:font-weight-asian="normal" style:font-size-complex="10pt" style:font-weight-complex="normal"/>
    </style:style>
    <style:style style:name="P47" style:family="paragraph" style:parent-style-name="Text_20_body">
      <style:paragraph-properties fo:text-align="justify" style:justify-single-word="false"/>
      <style:text-properties style:font-name="Liberation Mono" fo:font-size="10pt" style:text-underline-style="none" fo:font-weight="normal" officeooo:rsid="00398e5d" officeooo:paragraph-rsid="00398e5d" style:font-size-asian="10pt" style:font-weight-asian="normal" style:font-size-complex="10pt" style:font-weight-complex="normal"/>
    </style:style>
    <style:style style:name="P48" style:family="paragraph" style:parent-style-name="Text_20_body">
      <style:paragraph-properties fo:text-align="justify" style:justify-single-word="false"/>
      <style:text-properties style:font-name="Liberation Mono" fo:font-size="10pt" style:text-underline-style="none" fo:font-weight="normal" officeooo:rsid="003dbe1c" officeooo:paragraph-rsid="003dbe1c" style:font-size-asian="10pt" style:font-weight-asian="normal" style:font-size-complex="10pt" style:font-weight-complex="normal"/>
    </style:style>
    <style:style style:name="P49" style:family="paragraph" style:parent-style-name="Text_20_body">
      <style:paragraph-properties fo:text-align="justify" style:justify-single-word="false"/>
      <style:text-properties style:font-name="Liberation Mono" fo:font-size="10pt" style:text-underline-style="none" fo:font-weight="normal" officeooo:rsid="003fedb6" officeooo:paragraph-rsid="003fedb6" style:font-size-asian="10pt" style:font-weight-asian="normal" style:font-size-complex="10pt" style:font-weight-complex="normal"/>
    </style:style>
    <style:style style:name="P50" style:family="paragraph" style:parent-style-name="Text_20_body">
      <style:paragraph-properties fo:text-align="justify" style:justify-single-word="false"/>
      <style:text-properties style:font-name="Liberation Mono" fo:font-size="10pt" style:text-underline-style="none" fo:font-weight="normal" officeooo:rsid="003fedb6" officeooo:paragraph-rsid="0040a00f" style:font-size-asian="10pt" style:font-weight-asian="normal" style:font-size-complex="10pt" style:font-weight-complex="normal"/>
    </style:style>
    <style:style style:name="P51" style:family="paragraph" style:parent-style-name="Text_20_body">
      <style:paragraph-properties fo:text-align="justify" style:justify-single-word="false"/>
      <style:text-properties style:font-name="Liberation Mono" fo:font-size="10pt" style:text-underline-style="none" fo:font-weight="normal" officeooo:rsid="0040a00f" officeooo:paragraph-rsid="0040a00f" style:font-size-asian="10pt" style:font-weight-asian="normal" style:font-size-complex="10pt" style:font-weight-complex="normal"/>
    </style:style>
    <style:style style:name="P52" style:family="paragraph" style:parent-style-name="Text_20_body">
      <style:paragraph-properties fo:text-align="justify" style:justify-single-word="false"/>
      <style:text-properties style:font-name="Liberation Mono" fo:font-size="10pt" style:text-underline-style="none" fo:font-weight="normal" officeooo:rsid="0043c2f6" officeooo:paragraph-rsid="0043c2f6" style:font-size-asian="10pt" style:font-weight-asian="normal" style:font-size-complex="10pt" style:font-weight-complex="normal"/>
    </style:style>
    <style:style style:name="P53" style:family="paragraph" style:parent-style-name="Text_20_body">
      <style:paragraph-properties fo:text-align="justify" style:justify-single-word="false"/>
      <style:text-properties style:font-name="Liberation Mono" fo:font-size="10pt" style:text-underline-style="none" fo:font-weight="normal" officeooo:rsid="00451526" officeooo:paragraph-rsid="00451526" style:font-size-asian="10pt" style:font-weight-asian="normal" style:font-size-complex="10pt" style:font-weight-complex="normal"/>
    </style:style>
    <style:style style:name="P54" style:family="paragraph" style:parent-style-name="Text_20_body">
      <style:paragraph-properties fo:line-height="100%"/>
      <style:text-properties style:font-name="Courier 10 Pitch" fo:font-size="10pt" fo:font-weight="bold" style:font-size-asian="10pt" style:font-weight-asian="bold" style:font-size-complex="10pt" style:font-weight-complex="bold"/>
    </style:style>
    <style:style style:name="P55" style:family="paragraph" style:parent-style-name="Text_20_body">
      <style:text-properties style:font-name="Courier 10 Pitch" fo:font-size="10pt" style:font-size-asian="10pt" style:font-size-complex="10pt"/>
    </style:style>
    <style:style style:name="P56"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0pt" fo:letter-spacing="normal" fo:font-style="normal" fo:font-weight="normal" style:font-size-asian="10pt" style:font-size-complex="10pt"/>
    </style:style>
    <style:style style:name="P57"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5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Verdana" fo:letter-spacing="normal" fo:font-style="normal" fo:font-weight="normal"/>
    </style:style>
    <style:style style:name="P59" style:family="paragraph" style:parent-style-name="Heading_20_2">
      <style:paragraph-properties fo:text-align="justify" style:justify-single-word="false"/>
      <style:text-properties fo:font-variant="normal" fo:text-transform="none" fo:color="#121214" style:font-name="Verdana" fo:font-size="10pt" fo:letter-spacing="-0.026cm" fo:font-style="normal" fo:font-weight="bold" style:font-size-asian="10pt" style:font-weight-asian="bold" style:font-size-complex="10pt" style:font-weight-complex="bold"/>
    </style:style>
    <style:style style:name="P60" style:family="paragraph" style:parent-style-name="Heading_20_2">
      <style:paragraph-properties fo:text-align="justify" style:justify-single-word="false"/>
      <style:text-properties fo:font-variant="normal" fo:text-transform="none" fo:color="#121214" style:font-name="Verdana" fo:font-size="10pt" fo:letter-spacing="-0.026cm" fo:font-style="normal" fo:font-weight="bold" officeooo:paragraph-rsid="0013710a" style:font-size-asian="10pt" style:font-weight-asian="bold" style:font-size-complex="10pt" style:font-weight-complex="bold"/>
    </style:style>
    <style:style style:name="P61" style:family="paragraph" style:parent-style-name="Heading_20_3">
      <style:paragraph-properties fo:text-align="justify" style:justify-single-word="false"/>
      <style:text-properties fo:font-size="10pt" officeooo:paragraph-rsid="0013710a" style:font-size-asian="10pt" style:font-size-complex="10pt"/>
    </style:style>
    <style:style style:name="P62" style:family="paragraph" style:parent-style-name="Heading_20_3">
      <style:paragraph-properties fo:text-align="justify" style:justify-single-word="false"/>
      <style:text-properties fo:font-variant="normal" fo:text-transform="none" fo:color="#000000" style:font-name="Verdana" fo:font-size="10pt" fo:letter-spacing="normal" fo:font-style="normal" fo:font-weight="normal" style:font-size-asian="10pt" style:font-size-complex="10pt"/>
    </style:style>
    <style:style style:name="P63" style:family="paragraph" style:parent-style-name="Text_20_body">
      <style:text-properties style:font-name="Liberation Mono" fo:font-size="10pt" style:text-underline-style="solid" style:text-underline-width="auto" style:text-underline-color="font-color" fo:font-weight="bold" officeooo:rsid="001c4937" officeooo:paragraph-rsid="001c4937" style:font-size-asian="10pt" style:font-weight-asian="bold" style:font-size-complex="10pt" style:font-weight-complex="bold"/>
    </style:style>
    <style:style style:name="P64" style:family="paragraph" style:parent-style-name="Text_20_body">
      <style:paragraph-properties fo:text-align="justify" style:justify-single-word="false"/>
      <style:text-properties style:font-name="Liberation Mono" fo:font-size="10pt" style:text-underline-style="none" fo:font-weight="normal" officeooo:rsid="0048b0fe" officeooo:paragraph-rsid="0048b0fe" style:font-size-asian="10pt" style:font-weight-asian="normal" style:font-size-complex="10pt" style:font-weight-complex="normal"/>
    </style:style>
    <style:style style:name="P65" style:family="paragraph" style:parent-style-name="Text_20_body">
      <style:paragraph-properties fo:text-align="justify" style:justify-single-word="false"/>
      <style:text-properties style:font-name="Liberation Mono" fo:font-size="10pt" style:text-underline-style="none" fo:font-weight="normal" officeooo:rsid="004a2beb" officeooo:paragraph-rsid="004a2beb" style:font-size-asian="10pt" style:font-weight-asian="normal" style:font-size-complex="10pt" style:font-weight-complex="normal"/>
    </style:style>
    <style:style style:name="P66" style:family="paragraph" style:parent-style-name="Text_20_body" style:list-style-name="L1">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 fo:font-size="10pt" fo:letter-spacing="normal" fo:font-style="normal" fo:font-weight="normal" style:font-size-asian="10pt" style:font-size-complex="10pt"/>
    </style:style>
    <style:style style:name="P67" style:family="paragraph" style:parent-style-name="Text_20_body" style:list-style-name="L2">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 fo:font-size="10pt" fo:letter-spacing="normal" fo:font-style="normal" fo:font-weight="normal"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style:font-name="Verdana" fo:letter-spacing="normal" fo:font-style="normal" fo:font-weight="normal" officeooo:rsid="0013710a"/>
    </style:style>
    <style:style style:name="T5" style:family="text">
      <style:text-properties fo:font-variant="normal" fo:text-transform="none" fo:color="#000000" style:font-name="Verdana" fo:font-size="11.25pt" fo:letter-spacing="normal" fo:font-style="normal" fo:font-weight="normal"/>
    </style:style>
    <style:style style:name="T6" style:family="text">
      <style:text-properties fo:font-variant="normal" fo:text-transform="none" fo:color="#242729" style:font-name="Consolas" fo:font-size="9.75pt" fo:letter-spacing="normal" fo:font-style="normal" fo:background-color="#eff0f1" loext:char-shading-value="0" loext:padding="0cm" loext:border="none"/>
    </style:style>
    <style:style style:name="T7" style:family="text">
      <style:text-properties officeooo:rsid="001c4937"/>
    </style:style>
    <style:style style:name="T8" style:family="text">
      <style:text-properties fo:font-weight="normal" style:font-weight-asian="normal" style:font-weight-complex="normal"/>
    </style:style>
    <style:style style:name="T9" style:family="text">
      <style:text-properties officeooo:rsid="00230080"/>
    </style:style>
    <style:style style:name="T10" style:family="text">
      <style:text-properties officeooo:rsid="002454c8"/>
    </style:style>
    <style:style style:name="T11" style:family="text">
      <style:text-properties officeooo:rsid="0026775e"/>
    </style:style>
    <style:style style:name="T12" style:family="text">
      <style:text-properties officeooo:rsid="00271ee4"/>
    </style:style>
    <style:style style:name="T13" style:family="text">
      <style:text-properties officeooo:rsid="002c0bc7"/>
    </style:style>
    <style:style style:name="T14" style:family="text">
      <style:text-properties officeooo:rsid="002d0267"/>
    </style:style>
    <style:style style:name="T15" style:family="text">
      <style:text-properties officeooo:rsid="002df196"/>
    </style:style>
    <style:style style:name="T16" style:family="text">
      <style:text-properties officeooo:rsid="00321198"/>
    </style:style>
    <style:style style:name="T17" style:family="text">
      <style:text-properties officeooo:rsid="003fedb6"/>
    </style:style>
    <style:style style:name="T18" style:family="text">
      <style:text-properties officeooo:rsid="0040a00f"/>
    </style:style>
    <style:style style:name="T19" style:family="text">
      <style:text-properties fo:font-size="10pt" style:font-size-asian="10pt" style:font-size-complex="10pt"/>
    </style:style>
    <style:style style:name="T20" style:family="text">
      <style:text-properties style:font-name="Courier 10 Pitch" fo:font-size="10pt" style:font-size-asian="10pt" style:font-size-complex="10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text:p>
      <text:p text:style-name="P3">Git is a distributed revision control and source code management system with an emphasis on speed. Git was initially designed and developed by Linus Torvalds for Linux kernel development. Git is a free software distributed under the terms of the GNU General Public License version 2.</text:p>
      <text:p text:style-name="P3"><text:span text:style-name="T1">Version Control System (VCS)</text:span> is a software that helps software developers to work together and maintain a complete history of their work.</text:p>
      <text:p text:style-name="P56">Listed below are the functions of a VCS:</text:p>
      <text:list xml:id="list5123291825786764303" text:style-name="L1">
        <text:list-item>
          <text:p text:style-name="P66">Allows developers to work simultaneously.</text:p>
        </text:list-item>
        <text:list-item>
          <text:p text:style-name="P66">Does not allow overwriting each other’s changes.</text:p>
        </text:list-item>
        <text:list-item>
          <text:p text:style-name="P66">Maintains a history of every version.</text:p>
        </text:list-item>
      </text:list>
      <text:p text:style-name="P3">Following are the types of VCS:</text:p>
      <text:list xml:id="list8900957081170323816" text:style-name="L2">
        <text:list-item>
          <text:p text:style-name="P67">Centralized version control system (CVCS).</text:p>
        </text:list-item>
        <text:list-item>
          <text:p text:style-name="P67">Distributed/Decentralized version control system (DVCS).</text:p>
        </text:list-item>
      </text:list>
      <text:h text:style-name="P59" text:outline-level="2">Distributed Version Control System:</text:h>
      <text:p text:style-name="P3">Centralized version control system (CVCS) uses a central server to store all files and enables team collaboration. But the major drawback of CVCS is its single point of failure, i.e., failure of the central server. Unfortunately, if the central server goes down for an hour, then during that hour, no one can collaborate at all. And even in a worst case, if the disk of the central server gets corrupted and proper backup has not been taken, then you will lose the entire history of the project. Here, distributed version control system (DVCS) comes into picture.</text:p>
      <text:p text:style-name="P4">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h text:style-name="P60" text:outline-level="2">Advantages of Git</text:h>
      <text:h text:style-name="P62" text:outline-level="3">Free and open source</text:h>
      <text:h text:style-name="P62" text:outline-level="3">Fast and small</text:h>
      <text:h text:style-name="P62" text:outline-level="3">Implicit backup</text:h>
      <text:h text:style-name="P61" text:outline-level="3"><text:span text:style-name="T3">Security</text:span><text:span text:style-name="T4">(Git uses a common cryptographic hash function called secure hash function (SHA1),)</text:span></text:h>
      <text:h text:style-name="P61" text:outline-level="3"><text:span text:style-name="T3">No need of powerful hardware</text:span><text:span text:style-name="T4">(In case of CVCS, the central server needs to be powerful enough to serve requests of the entire team)</text:span></text:h>
      <text:h text:style-name="P62" text:outline-level="3">Easier branching</text:h>
      <text:p text:style-name="P3"/>
      <text:p text:style-name="P2"/>
      <text:p text:style-name="P2"/>
      <text:h text:style-name="P59" text:outline-level="2"><text:soft-page-break/>DVCS Terminologies</text:h>
      <text:h text:style-name="P58" text:outline-level="3">Local Repository</text:h>
      <text:p text:style-name="P7"><text:line-break/><text:span text:style-name="T5">Every VCS tool provides a private workplace as a working copy. Developers make changes in their private workplace and after commit, these changes become a part of the repository. Git takes it one step further by providing them a private copy of the whole repository. Users can perform many operations with this repository such as add file, remove file, rename file, move file, commit changes, and many more.</text:span><text:line-break/></text:p>
      <text:p text:style-name="P6">Working Directory and Staging Area or Index</text:p>
      <text:p text:style-name="Text_20_body"><text:span text:style-name="T5">The working directory is the place where files are checked out. In other CVCS, developers generally make modifications and commit their changes directly to the repository. But Git uses a different strategy. Git doesn’t track each and every modified file. Whenever you do commit an operation, Git looks for the files present in the staging area. Only those files present in the staging area are considered for commit and not all the modified files.</text:span><text:line-break/></text:p>
      <text:p text:style-name="P5"><text:span text:style-name="T1">Step 1</text:span> : You modify a file from the working directory.</text:p>
      <text:p text:style-name="P57"><text:span text:style-name="T1">Step 2</text:span> : You add these files to the staging area.</text:p>
      <text:p text:style-name="P57"><text:span text:style-name="T1">Step 3</text:span> : You perform commit operation that moves the files from the staging area. After push operation, it stores the changes permanently to the Git repository.</text:p>
      <text:p text:style-name="P5">Suppose you modified two files, namely “sort.c” and “search.c” and you want two different commits for each operation. You can add one file in the staging area and do commit. After the first commit, repeat the same procedure for another file.</text:p>
      <text:p text:style-name="P2"/>
      <text:p text:style-name="P54"># First commit</text:p>
      <text:p text:style-name="P54">[bash]$ git add sort.c</text:p>
      <text:p text:style-name="P54"/>
      <text:p text:style-name="P54"># adds file to the staging area</text:p>
      <text:p text:style-name="P54">[bash]$ git commit –m “Added sort operation”</text:p>
      <text:p text:style-name="P54"/>
      <text:p text:style-name="P54"># Second commit</text:p>
      <text:p text:style-name="P54">[bash]$ git add search.c</text:p>
      <text:p text:style-name="P54"/>
      <text:p text:style-name="P54"># adds file to the staging area</text:p>
      <text:p text:style-name="P54">[bash]$ git commit –m “Added search operation”</text:p>
      <text:p text:style-name="P55"/>
      <text:p text:style-name="P55"/>
      <text:p text:style-name="P63"><text:soft-page-break/>Remote repository hosting machine:</text:p>
      <text:p text:style-name="P13"><text:span text:style-name="T2">server ip:</text:span>192.168.230.98</text:p>
      <text:p text:style-name="P13"><text:span text:style-name="T2">repository path:</text:span>/home/manu/Deops/Git/Project1</text:p>
      <text:p text:style-name="P9">$ sudo apt-get install git</text:p>
      <text:p text:style-name="P9">$ mkdir /git_repo</text:p>
      <text:p text:style-name="P9">$ cd /git_repo</text:p>
      <text:p text:style-name="P9">$ git init</text:p>
      <text:p text:style-name="P10">#here a directory called <text:span text:style-name="T2">.Git</text:span> will be created. Which contains all the meta data, this is same as when you give <text:span text:style-name="T2">vagrant init </text:span><text:span text:style-name="T8">command, a directory called </text:span><text:span text:style-name="T2">.vagrant</text:span><text:span text:style-name="T8"> is created.</text:span></text:p>
      <text:p text:style-name="P11">$ touch testfile1.txt</text:p>
      <text:p text:style-name="P11">$ touch testfile2.txt</text:p>
      <text:p text:style-name="P11">$ git add .</text:p>
      <text:p text:style-name="P12">$ git commit</text:p>
      <text:p text:style-name="P8"/>
      <text:p text:style-name="P33">In client machine1:</text:p>
      <text:p text:style-name="P13">$ sudo apt-get install git</text:p>
      <text:p text:style-name="P13">$ mkdir gitrepo</text:p>
      <text:p text:style-name="P13">$ cd gitrepo</text:p>
      <text:p text:style-name="P14">$ git <text:span text:style-name="T10">clone manu@192.168.230.98:</text:span>/home/manu/Deops/Git/Project1</text:p>
      <text:p text:style-name="P17">#here your repository is created.</text:p>
      <text:p text:style-name="P17">$ cd <text:span text:style-name="T7">git_repo</text:span></text:p>
      <text:p text:style-name="P19">$ ls</text:p>
      <text:p text:style-name="P40">testfile1.txt testfile<text:span text:style-name="T11">2</text:span>.txt</text:p>
      <text:p text:style-name="P21">#instead of issuing such a lengthy command as below </text:p>
      <text:p text:style-name="P21">#<text:span text:style-name="T9">git clone manu@192.168.230.98:/home/manu/Deops/Git/Project1</text:span></text:p>
      <text:p text:style-name="P21">#you do the following</text:p>
      <text:p text:style-name="P21">$ git remote add project1srv <text:a xlink:type="simple" xlink:href="mailto:manu@192.168.230.98" text:style-name="Internet_20_link" text:visited-style-name="Visited_20_Internet_20_Link"><text:span text:style-name="T9">manu@192.168.230.98</text:span></text:a><text:span text:style-name="T9">:/home/manu/Deops/Git/Project1</text:span></text:p>
      <text:p text:style-name="P23">$ git remote -v</text:p>
      <text:p text:style-name="P21">#after giving the above command, no need of that lengthy command instead you can use the following command.</text:p>
      <text:p text:style-name="P15">$ git <text:span text:style-name="T10">clone project1srv</text:span></text:p>
      <text:p text:style-name="P24">#now you have a local copy of the remote repository.</text:p>
      <text:p text:style-name="P25">#You can add directories or files and you also can make changes to the existindg #files, as follows</text:p>
      <text:p text:style-name="P25">$ mkdir XXX</text:p>
      <text:p text:style-name="P25">$ touch lab1test1.txt</text:p>
      <text:p text:style-name="P25"><text:soft-page-break/>$ git add .</text:p>
      <text:p text:style-name="P25">$ git commit -am “adding lab1test1.txt file and xxx folder”</text:p>
      <text:p text:style-name="P25">$ git push <text:span text:style-name="T12">project1srv</text:span></text:p>
      <text:p text:style-name="P25"><text:tab/><text:tab/><text:span text:style-name="T2">OR</text:span></text:p>
      <text:p text:style-name="P44">$ git push <text:a xlink:type="simple" xlink:href="mailto:manu@192.168.230.98" text:style-name="Internet_20_link" text:visited-style-name="Visited_20_Internet_20_Link"><text:span text:style-name="T9">manu@192.168.230.98</text:span></text:a><text:span text:style-name="T9">:/home/manu/Deops/Git/Project1</text:span></text:p>
      <text:p text:style-name="P27"># here you may get an error message saying as follows.</text:p>
      <text:p text:style-name="P42">! <text:span text:style-name="T14">[remote rejested] master -&gt; master (branch is currently checked out)</text:span></text:p>
      <text:p text:style-name="P36"/>
      <text:p text:style-name="P36">For this, all you need to do is, in the remote machine:</text:p>
      <text:p text:style-name="P28">Actuall as of now in the remote machine there is only one branch and it is the Master branch. So the master branch is currently checkedout(kind of logged in) in this remote machine, as long as you have logged in to a branch in the remote machine, you cannot do the push operation to the same branch in the from a client machine, so you need to create other branch &amp; switch to thet branch, all this stuff can be done in the following fashion.</text:p>
      <text:p text:style-name="P28">$ git branch</text:p>
      <text:p text:style-name="P28">*master</text:p>
      <text:p text:style-name="P28">the above output for the respective command shows that only master branch exists and its also checkedout(logged in)</text:p>
      <text:p text:style-name="P28">$ git branch mybranch</text:p>
      <text:p text:style-name="P28">#this above command creats the branch called ‘mybranch’</text:p>
      <text:p text:style-name="P28">$ git checkout mybranch</text:p>
      <text:p text:style-name="P28">#Above command switches the branch from master to mybranch</text:p>
      <text:p text:style-name="P28">$ git branch</text:p>
      <text:p text:style-name="P28">master</text:p>
      <text:p text:style-name="P28">*mybranch</text:p>
      <text:p text:style-name="P28">#* indicates the checkedout branch.</text:p>
      <text:p text:style-name="P34"/>
      <text:p text:style-name="P34">In client machine1:</text:p>
      <text:p text:style-name="P26">$ git push <text:span text:style-name="T12">project1srv</text:span></text:p>
      <text:p text:style-name="P29">#Now you must be able to push.</text:p>
      <text:p text:style-name="P8"/>
      <text:p text:style-name="P34">In client machine<text:span text:style-name="T15">2</text:span>:</text:p>
      <text:p text:style-name="P16">$ sudo apt-get install git</text:p>
      <text:p text:style-name="P16">$ mkdir gitrepo</text:p>
      <text:p text:style-name="P16">$ cd gitrepo</text:p>
      <text:p text:style-name="P16">$ git <text:span text:style-name="T10">clone manu@192.168.230.98:</text:span>/home/manu/Deops/Git/Project1</text:p>
      <text:p text:style-name="P18"><text:soft-page-break/>#here your repository is created.</text:p>
      <text:p text:style-name="P18">$ cd <text:span text:style-name="T7">git_repo</text:span></text:p>
      <text:p text:style-name="P20">$ ls</text:p>
      <text:p text:style-name="P41">testfile1.txt testfile<text:span text:style-name="T11">2</text:span>.txt <text:span text:style-name="T13">lab1test1.txt</text:span></text:p>
      <text:p text:style-name="P30">#now you may want to make some changes or create files or directory, whatever.</text:p>
      <text:p text:style-name="P30">$ touch lab2<text:span text:style-name="T16">test1.txt</text:span> file</text:p>
      <text:p text:style-name="P30">#after that you should <text:span text:style-name="T16">run the following commands.</text:span></text:p>
      <text:p text:style-name="P31">$ git add .</text:p>
      <text:p text:style-name="P31">$ git commit -am ” addind lab2test1.txt file”</text:p>
      <text:p text:style-name="P31">$ git status</text:p>
      <text:p text:style-name="P22"><text:span text:style-name="T16">$ </text:span>git remote add project1srv <text:a xlink:type="simple" xlink:href="mailto:manu@192.168.230.98" text:style-name="Internet_20_link" text:visited-style-name="Visited_20_Internet_20_Link"><text:span text:style-name="T9">manu@192.168.230.98</text:span></text:a><text:span text:style-name="T9">:/home/manu/Deops/Git/Project1</text:span></text:p>
      <text:p text:style-name="P31">$ git push <text:span text:style-name="T12">project1srv</text:span></text:p>
      <text:p text:style-name="P32"># now if the machine1 user wish to see thes changes in his local repo, then he has to do the following in his machine.</text:p>
      <text:p text:style-name="P32"/>
      <text:p text:style-name="P35">In client machine1:</text:p>
      <text:p text:style-name="P45">$ git pull <text:span text:style-name="T12">project1srv</text:span></text:p>
      <text:p text:style-name="P45"># inside the repo directory (Project1)</text:p>
      <text:p text:style-name="P47">$ ls</text:p>
      <text:p text:style-name="P43">testfile1.txt testfile<text:span text:style-name="T11">2</text:span>.txt <text:span text:style-name="T13">lab1test1.txt lab2test1.txt</text:span></text:p>
      <text:p text:style-name="P46"/>
      <text:p text:style-name="P37">in the remote machine:</text:p>
      <text:p text:style-name="P48"><text:span text:style-name="T17">#</text:span>If you wish to see the logs of this repository, you can use the following <text:span text:style-name="T17">#</text:span>command.</text:p>
      <text:p text:style-name="P48">$ git log</text:p>
      <text:p text:style-name="P38">Excluding files inside the git repository:</text:p>
      <text:p text:style-name="P49">you can also exclude some unwanted files from being pulled by the client machines, in order to avoid unwanted n/w traffic etc.</text:p>
      <text:p text:style-name="P49">Ex: say you want to create a file called <text:span text:style-name="T2">exclude.c</text:span> and <text:span text:style-name="T2">sample.txt</text:span>.</text:p>
      <text:p text:style-name="P49">You can do it in following way.</text:p>
      <text:p text:style-name="P49">$ vim <text:span text:style-name="T7">/git_repo/</text:span>Project1/.git/info/<text:span text:style-name="T18">exclude</text:span></text:p>
      <text:p text:style-name="P51">#here you can make an entry as follows.</text:p>
      <text:p text:style-name="P51">*.c <text:s text:c="10"/>#it excludes all the files ending with .c format.</text:p>
      <text:p text:style-name="P50">sample.txt <text:s text:c="3"/><text:span text:style-name="T18">#it excludes sample.txt file.</text:span></text:p>
      <text:p text:style-name="P52">:wq!S</text:p>
      <text:p text:style-name="P52"/>
      <text:p text:style-name="P52"><text:soft-page-break/># there is onemore file using which you can do the same exclude stuff. Its below.</text:p>
      <text:p text:style-name="P52">$ git config core.exclude file.</text:p>
      <text:p text:style-name="P39">Important commands:</text:p>
      <text:p text:style-name="P53">$ git config –-list</text:p>
      <text:p text:style-name="P64"/>
      <text:p text:style-name="P64">#Below command clones from a specigic branch.</text:p>
      <text:p text:style-name="Text_20_body"><text:span text:style-name="Source_20_Text"><text:span text:style-name="T20">git clone -b &lt;branch&gt; &lt;remote_repo&gt;</text:span></text:span></text:p>
      <text:p text:style-name="P65">Ex:</text:p>
      <text:p text:style-name="P65">$ git clone -b readme-edits https://github.com/manubhatti/hello-world</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Verdana" svg:font-family="Verdana, Geneva, Tahoma, Arial, Helvetica, 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20:24:57.467304189</meta:creation-date>
    <dc:date>2017-07-05T21:40:08.096769913</dc:date>
    <meta:editing-duration>PT20H22M5S</meta:editing-duration>
    <meta:editing-cycles>35</meta:editing-cycles>
    <meta:generator>LibreOffice/5.1.6.2$Linux_X86_64 LibreOffice_project/10m0$Build-2</meta:generator>
    <meta:document-statistic meta:table-count="0" meta:image-count="0" meta:object-count="0" meta:page-count="6" meta:paragraph-count="135" meta:word-count="1309" meta:character-count="7894" meta:non-whitespace-character-count="6706"/>
  </office:meta>
</office:document-meta>
</file>